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f926" officeooo:paragraph-rsid="0002f926"/>
    </style:style>
    <style:style style:name="P2" style:family="paragraph" style:parent-style-name="Standard">
      <style:text-properties officeooo:rsid="0004eddf" officeooo:paragraph-rsid="0004eddf"/>
    </style:style>
    <style:style style:name="P3" style:family="paragraph" style:parent-style-name="Standard">
      <style:text-properties officeooo:rsid="00065148" officeooo:paragraph-rsid="00065148"/>
    </style:style>
    <style:style style:name="P4" style:family="paragraph" style:parent-style-name="Standard">
      <style:text-properties officeooo:rsid="000758ac" officeooo:paragraph-rsid="000758ac"/>
    </style:style>
    <style:style style:name="P5" style:family="paragraph" style:parent-style-name="Standard">
      <style:text-properties fo:font-weight="bold" officeooo:rsid="000758ac" officeooo:paragraph-rsid="000758ac" style:font-weight-asian="bold" style:font-weight-complex="bold"/>
    </style:style>
    <style:style style:name="P6" style:family="paragraph" style:parent-style-name="Standard">
      <style:text-properties fo:font-weight="bold" officeooo:rsid="0008893f" officeooo:paragraph-rsid="0008893f" style:font-weight-asian="bold" style:font-weight-complex="bold"/>
    </style:style>
    <style:style style:name="P7" style:family="paragraph" style:parent-style-name="Standard">
      <style:text-properties fo:font-weight="bold" officeooo:rsid="0008b3ef" officeooo:paragraph-rsid="0008b3ef" style:font-weight-asian="bold" style:font-weight-complex="bold"/>
    </style:style>
    <style:style style:name="P8" style:family="paragraph" style:parent-style-name="Standard">
      <style:text-properties fo:font-weight="normal" officeooo:rsid="000758ac" officeooo:paragraph-rsid="000758ac" style:font-weight-asian="normal" style:font-weight-complex="normal"/>
    </style:style>
    <style:style style:name="P9" style:family="paragraph" style:parent-style-name="Standard">
      <style:text-properties fo:font-weight="normal" officeooo:rsid="0008893f" officeooo:paragraph-rsid="0008893f" style:font-weight-asian="normal" style:font-weight-complex="normal"/>
    </style:style>
    <style:style style:name="P10" style:family="paragraph" style:parent-style-name="Standard">
      <style:text-properties fo:font-weight="normal" officeooo:rsid="0008b3ef" officeooo:paragraph-rsid="0008b3ef" style:font-weight-asian="normal" style:font-weight-complex="normal"/>
    </style:style>
    <style:style style:name="P11" style:family="paragraph" style:parent-style-name="Standard">
      <style:text-properties fo:font-style="normal" fo:font-weight="normal" officeooo:rsid="0008b3ef" officeooo:paragraph-rsid="0008b3ef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a55f5" officeooo:paragraph-rsid="000a55f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officeooo:rsid="000a55f5" officeooo:paragraph-rsid="000a55f5" style:font-style-asian="normal" style:font-weight-asian="bold" style:font-style-complex="normal" style:font-weight-complex="bold"/>
    </style:style>
    <style:style style:name="T1" style:family="text">
      <style:text-properties officeooo:rsid="0004eddf"/>
    </style:style>
    <style:style style:name="T2" style:family="text">
      <style:text-properties officeooo:rsid="00065148"/>
    </style:style>
    <style:style style:name="T3" style:family="text">
      <style:text-properties officeooo:rsid="0008893f"/>
    </style:style>
    <style:style style:name="T4" style:family="text">
      <style:text-properties officeooo:rsid="0008b3ef"/>
    </style:style>
    <style:style style:name="T5" style:family="text">
      <style:text-properties style:text-position="0% 100%"/>
    </style:style>
    <style:style style:name="T6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d generated parameters</text:p>
      <text:p text:style-name="P5">Objective Function:</text:p>
      <text:p text:style-name="P1">1. s<text:span text:style-name="T1">r</text:span>: 1 x 1</text:p>
      <text:p text:style-name="P1"><text:tab/><text:span text:style-name="T1">Surcharge Rate</text:span></text:p>
      <text:p text:style-name="P1">2. d_0i: N x 1</text:p>
      <text:p text:style-name="P1"><text:tab/>The distance between plant to seed location <text:span text:style-name="T1">i</text:span></text:p>
      <text:p text:style-name="P1">3: mc: 1 x 1</text:p>
      <text:p text:style-name="P1"><text:tab/>Minimum charge by company</text:p>
      <text:p text:style-name="P1">4: <text:span text:style-name="T1">r_i: N x 1</text:span></text:p>
      <text:p text:style-name="P1"><text:tab/><text:span text:style-name="T1">Rate per mile for seed location I</text:span></text:p>
      <text:p text:style-name="P2">5: dct: 1 x 1</text:p>
      <text:p text:style-name="P2"><text:tab/>Drop charge</text:p>
      <text:p text:style-name="P2">6: d_ji: M x N</text:p>
      <text:p text:style-name="P2"><text:tab/>Distance from order location j to seed location I</text:p>
      <text:p text:style-name="P5">Constraint 1:</text:p>
      <text:p text:style-name="P2">7.<text:span text:style-name="T2">w_p: P x 1</text:span></text:p>
      <text:p text:style-name="P2"><text:tab/><text:span text:style-name="T2">weight of product p</text:span></text:p>
      <text:p text:style-name="P3">8.X_ijp: N x M x P</text:p>
      <text:p text:style-name="P3"><text:tab/>amount of product p shipped for order j via seed location I</text:p>
      <text:p text:style-name="P4">9. Q_i: N x 1 (assume all capacity is same)</text:p>
      <text:p text:style-name="P4"><text:tab/>capacity of seed location i</text:p>
      <text:p text:style-name="P5">Constaint 2:</text:p>
      <text:p text:style-name="P8">10. <text:span text:style-name="T3">D_jp: M x P</text:span></text:p>
      <text:p text:style-name="P8"><text:tab/><text:span text:style-name="T3">Demand of product p in order j</text:span></text:p>
      <text:p text:style-name="P6">Constraint 3:</text:p>
      <text:p text:style-name="P9">11. <text:span text:style-name="T4">I_p: P x 1</text:span></text:p>
      <text:p text:style-name="P9"><text:tab/><text:span text:style-name="T4">Available inventory of product p</text:span></text:p>
      <text:p text:style-name="P7">Construct 4:</text:p>
      <text:p text:style-name="P10">12. k_j: M x 1 <text:span text:style-name="T6">is_binary</text:span></text:p>
      <text:p text:style-name="P10"><text:span text:style-name="T6"><text:tab/></text:span><text:span text:style-name="T9">1 </text:span><text:span text:style-name="T8">if order is critical else 0</text:span></text:p>
      <text:p text:style-name="P7"><text:span text:style-name="T8">Constraint 6:</text:span></text:p>
      <text:p text:style-name="P10"><text:span text:style-name="T8">13. HL: 1 x 1</text:span></text:p>
      <text:p text:style-name="P10"><text:span text:style-name="T8"><text:tab/>Toal available driving time</text:span></text:p>
      <text:p text:style-name="P10"><text:span text:style-name="T8">14. DT: 1 x 1</text:span></text:p>
      <text:p text:style-name="P10"><text:span text:style-name="T8"><text:tab/>Drop time of an order</text:span></text:p>
      <text:p text:style-name="P10"><text:span text:style-name="T8">15. d_ij: N x M</text:span></text:p>
      <text:p text:style-name="P10"><text:span text:style-name="T8"><text:tab/>distance between seed location I and order location j</text:span></text:p>
      <text:p text:style-name="P10"><text:span text:style-name="T8">16. Z_ij: N x M </text:span><text:span text:style-name="T6">is_binary</text:span></text:p>
      <text:p text:style-name="P11"><text:span text:style-name="T5"><text:tab/>1 if order j assigned to seed location I else 0</text:span></text:p>
      <text:p text:style-name="P11"><text:span text:style-name="T5">17. v: 1 x 1</text:span></text:p>
      <text:p text:style-name="P11"><text:span text:style-name="T5"><text:tab/>average speed</text:span></text:p>
      <text:p text:style-name="P13"><text:span text:style-name="T5">Constaint 7:</text:span></text:p>
      <text:p text:style-name="P12"><text:span text:style-name="T5">18. b_ij: N x M </text:span><text:span text:style-name="T6">is_binary</text:span></text:p>
      <text:p text:style-name="P12"><text:span text:style-name="T5"><text:tab/>1 if seed location j is created for order I else 0</text:span></text:p>
      <text:p text:style-name="P13"><text:span text:style-name="T5">Constraint 9:</text:span></text:p>
      <text:p text:style-name="P12"><text:span text:style-name="T5">19. Y_i: N x 1 </text:span><text:span text:style-name="T6">is_binary</text:span></text:p>
      <text:p text:style-name="P12"><text:span text:style-name="T5"><text:tab/>1 if seed location I is used else 0</text:span></text:p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5:30:42.685361480</meta:creation-date>
    <dc:date>2020-02-02T16:47:55.027511166</dc:date>
    <meta:editing-duration>PT5M2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7" meta:word-count="247" meta:character-count="1105" meta:non-whitespace-character-count="886"/>
  </office:meta>
</office:document-meta>
</file>